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d81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d81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d81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d81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d81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d81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d81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d81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d81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d81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d81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d81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d81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d81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d81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d81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d81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esùs Miguel Villegas Martín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3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340590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Alexis Villeg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7801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5.41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0" meta:non-whitespace-character-count="1002"/>
    <meta:template xlink:type="simple" xlink:actuate="onRequest" xlink:title="Normal" xlink:href=""/>
  </office:meta>
</office:document-meta>
</file>